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186f68"/>
    </style:style>
    <style:style style:name="P2"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paragraph-rsid="00186f68"/>
    </style:style>
    <style:style style:name="P3"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rsid="001aa11e" officeooo:paragraph-rsid="00186f68"/>
    </style:style>
    <style:style style:name="P4" style:family="paragraph" style:parent-style-name="Text_20_body">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paragraph-rsid="00186f68"/>
    </style:style>
    <style:style style:name="P5"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186f68"/>
    </style:style>
    <style:style style:name="P6" style:family="paragraph" style:parent-style-name="Preformatted_20_Text">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paragraph-rsid="00186f68"/>
    </style:style>
    <style:style style:name="P7" style:family="paragraph" style:parent-style-name="Preformatted_20_Text">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rsid="001aa11e" officeooo:paragraph-rsid="00186f68"/>
    </style:style>
    <style:style style:name="P8" style:family="paragraph" style:parent-style-name="Text_20_body">
      <style:text-properties officeooo:paragraph-rsid="00186f68"/>
    </style:style>
    <style:style style:name="P9" style:family="paragraph" style:parent-style-name="Preformatted_20_Text">
      <style:text-properties officeooo:paragraph-rsid="00186f68"/>
    </style:style>
    <style:style style:name="P10"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weight="bold" officeooo:paragraph-rsid="00186f68" style:font-weight-asian="bold" style:font-weight-complex="bold"/>
    </style:style>
    <style:style style:name="P11"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weight="bold" officeooo:paragraph-rsid="00186f68" style:font-weight-asian="bold" style:font-weight-complex="bold"/>
    </style:style>
    <style:style style:name="P12"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186f68"/>
    </style:style>
    <style:style style:name="P13"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19749d"/>
    </style:style>
    <style:style style:name="P14"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186f68"/>
    </style:style>
    <style:style style:name="P15"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186f68" style:font-weight-asian="bold" style:font-weight-complex="bold"/>
    </style:style>
    <style:style style:name="P16"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186f68" style:font-weight-asian="bold" style:font-weight-complex="bold"/>
    </style:style>
    <style:style style:name="P17"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rsid="001aa784" officeooo:paragraph-rsid="001aa784"/>
    </style:style>
    <style:style style:name="P18" style:family="paragraph" style:parent-style-name="Text_20_body">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186f68"/>
    </style:style>
    <style:style style:name="P19" style:family="paragraph" style:parent-style-name="Preformatted_20_Text">
      <style:paragraph-properties fo:margin-left="0.132cm" fo:margin-right="0cm" fo:margin-top="0cm" fo:margin-bottom="0.499cm" loext:contextual-spacing="false" fo:text-align="start" style:justify-single-word="false" fo:orphans="2" fo:widows="2" fo:text-indent="0cm" style:auto-text-indent="false" fo:padding="0.132cm" fo:border="0.06pt dotted #ffaa00"/>
      <style:text-properties fo:font-variant="normal" fo:text-transform="none" fo:color="#000000" style:font-name="courier" fo:letter-spacing="normal" fo:font-style="normal" fo:font-weight="normal"/>
    </style:style>
    <style:style style:name="P20" style:family="paragraph" style:parent-style-name="Preformatted_20_Text">
      <style:paragraph-properties fo:margin-left="0.132cm" fo:margin-right="0cm" fo:text-align="start" style:justify-single-word="false" fo:orphans="2" fo:widows="2" fo:text-indent="0cm" style:auto-text-indent="false" fo:padding="0.132cm" fo:border="0.06pt dotted #ffaa00"/>
      <style:text-properties fo:font-variant="normal" fo:text-transform="none" fo:color="#000000" fo:letter-spacing="normal"/>
    </style:style>
    <style:style style:name="P21"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courier" fo:font-size="12.75pt" fo:letter-spacing="normal" fo:font-style="normal" fo:font-weight="normal" officeooo:paragraph-rsid="00186f68"/>
    </style:style>
    <style:style style:name="P22"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courier" fo:font-size="12.75pt" fo:letter-spacing="normal" fo:font-style="normal" fo:font-weight="normal" officeooo:paragraph-rsid="00186f68" style:font-weight-asian="bold" style:font-weight-complex="bold"/>
    </style:style>
    <style:style style:name="P23" style:family="paragraph" style:parent-style-name="Preformatted_20_Text">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variant="normal" fo:text-transform="none" fo:color="#000000" style:font-name="courier" fo:font-size="12.75pt" fo:letter-spacing="normal" fo:font-style="normal" fo:font-weight="normal" officeooo:paragraph-rsid="00186f68" style:font-weight-asian="bold" style:font-weight-complex="bold"/>
    </style:style>
    <style:style style:name="T1" style:family="text">
      <style:text-properties officeooo:rsid="004144ba"/>
    </style:style>
    <style:style style:name="T2" style:family="text">
      <style:text-properties officeooo:rsid="001aa11e"/>
    </style:style>
    <style:style style:name="T3" style:family="text">
      <style:text-properties fo:font-weight="bold" style:font-weight-asian="bold" style:font-weight-complex="bold"/>
    </style:style>
    <style:style style:name="T4" style:family="text">
      <style:text-properties style:font-name="courier" fo:font-style="normal" fo:font-weight="normal"/>
    </style:style>
    <style:style style:name="T5" style:family="text">
      <style:text-properties fo:font-variant="normal" fo:text-transform="none" fo:color="#000000" style:font-name="courier" fo:letter-spacing="normal"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seccion 9 linea 81) .-Expresiones regulares: metacaracteres de cuantificadores alternativos * ? + <text:s/></text:span><text:s/><text:span text:style-name="T1">estudiar todo el manual con referencia a expreciones regulares. Todo lo referente a expresiones regulares.</text:span></text:p>
      <text:p text:style-name="P14">Ingresar una palabra por teclado y validar que tenga al menos una vocal.</text:p>
      <text:p text:style-name="P21">&lt;script&gt;</text:p>
      <text:p text:style-name="P20"><text:s text:c="2"/><text:span text:style-name="T4">var palabra=prompt('Ingrese una palabra con al menos una vocal:','');</text:span></text:p>
      <text:p text:style-name="P20"><text:s text:c="2"/><text:span text:style-name="T4">var patron=/[aeiou]+/;</text:span></text:p>
      <text:p text:style-name="P20"><text:s text:c="2"/><text:span text:style-name="T4">if (patron.test(palabra))</text:span></text:p>
      <text:p text:style-name="P20"><text:s text:c="4"/><text:span text:style-name="T4">document.write('La palabra ingresada tiene al menos una vocal');</text:span></text:p>
      <text:p text:style-name="P20"><text:s text:c="2"/><text:span text:style-name="T4">else</text:span></text:p>
      <text:p text:style-name="P20"><text:s text:c="4"/><text:span text:style-name="T4">document.write('La palabra ingresada no tiene vocales');</text:span></text:p>
      <text:p text:style-name="P19">&lt;/script&gt;</text:p>
      <text:p text:style-name="P14">Ingresar un valor numérico entero que podemos opcionalmente antecederle alguno de los caracteres: + o -.</text:p>
      <text:p text:style-name="P21">&lt;script type="text/javascript"&gt;</text:p>
      <text:p text:style-name="P20"><text:s text:c="2"/><text:span text:style-name="T4">var valor=prompt('Ingrese un valor numérico entero, puede anteceder el +/-:','');</text:span></text:p>
      <text:p text:style-name="P20"><text:s text:c="2"/><text:span text:style-name="T4">var patron=/^[\+\-]?[0-9]+$/;</text:span></text:p>
      <text:p text:style-name="P20"><text:s text:c="2"/><text:span text:style-name="T4">if (patron.test(valor))</text:span></text:p>
      <text:p text:style-name="P20"><text:s text:c="4"/><text:span text:style-name="T4">document.write('Tiene un formato correcto');</text:span></text:p>
      <text:p text:style-name="P20"><text:s text:c="2"/><text:span text:style-name="T4">else</text:span></text:p>
      <text:p text:style-name="P20"><text:s text:c="4"/><text:span text:style-name="T4">document.write('Formato incorrecto');</text:span></text:p>
      <text:p text:style-name="P19">&lt;/script&gt;</text:p>
      <text:p text:style-name="P18">Ingresar un valor numérico entero o real, se debe validar que se ingrese al menos un número previo al operador punto que es opcional y finalizar con un número obligatoriamente.</text:p>
      <text:p text:style-name="Text_20_body"><text:line-break/><text:span text:style-name="T5">&lt;script&gt;</text:span></text:p>
      <text:p text:style-name="P20"><text:s text:c="2"/><text:span text:style-name="T4">var valor=prompt('Ingrese un valor numérico entero o real:','');</text:span></text:p>
      <text:p text:style-name="P20"><text:s text:c="2"/><text:span text:style-name="T4">var patron=/^[0-9]+\.?[0-9]+$/;</text:span></text:p>
      <text:p text:style-name="P20"><text:s text:c="2"/><text:span text:style-name="T4">if (patron.test(valor))</text:span></text:p>
      <text:p text:style-name="P20"><text:s text:c="4"/><text:span text:style-name="T4">document.write('Tiene un formato correcto');</text:span></text:p>
      <text:p text:style-name="P20"><text:s text:c="2"/><text:span text:style-name="T4">else</text:span></text:p>
      <text:p text:style-name="P20"><text:s text:c="4"/><text:span text:style-name="T4">document.write('Formato incorrecto');</text:span></text:p>
      <text:p text:style-name="P19">&lt;/script&gt;</text:p>
      <text:p text:style-name="Text_20_body"><text:soft-page-break/></text:p>
      <text:p text:style-name="P1"/>
      <text:p text:style-name="P10">.-Expresiones regulares <text:s/>abreviadas: \d \w \s \D \W <text:s text:c="2"/>(seccion 9 linea 82)</text:p>
      <text:p text:style-name="P15">Verificar si un número ingresado por teclado tiene exactamente 5 dígitos.</text:p>
      <text:p text:style-name="P22">&lt;script&gt;</text:p>
      <text:p text:style-name="P20"><text:s text:c="2"/><text:span text:style-name="T4">var valor=prompt('Ingrese un valor numérico de 5 dígitos','');</text:span></text:p>
      <text:p text:style-name="P20"><text:s text:c="2"/><text:span text:style-name="T4">var patron=/^\d{5}$/;</text:span></text:p>
      <text:p text:style-name="P20"><text:s text:c="2"/><text:span text:style-name="T4">if (patron.test(valor))</text:span></text:p>
      <text:p text:style-name="P20"><text:s text:c="4"/><text:span text:style-name="T4">document.write('Tiene 5 dígitos');</text:span></text:p>
      <text:p text:style-name="P20"><text:s text:c="2"/><text:span text:style-name="T4">else</text:span></text:p>
      <text:p text:style-name="P20"><text:s text:c="4"/><text:span text:style-name="T4">document.write('No tiene 5 dígitos');</text:span></text:p>
      <text:p text:style-name="P19">&lt;/script&gt;</text:p>
      <text:p text:style-name="P15">Ingresar una oración y mostrar un mensaje si tiene al menos una palabra de 4 caracteres.</text:p>
      <text:p text:style-name="P22">&lt;script&gt;</text:p>
      <text:p text:style-name="P20"><text:s text:c="2"/><text:span text:style-name="T4">var oracion=prompt('Ingrese una oracion','');</text:span></text:p>
      <text:p text:style-name="P20"><text:s text:c="2"/><text:span text:style-name="T4">var patron=/\s?\w{4}\s?/;</text:span></text:p>
      <text:p text:style-name="P20"><text:s text:c="2"/><text:span text:style-name="T4">if (patron.test(oracion))</text:span></text:p>
      <text:p text:style-name="P20"><text:s text:c="4"/><text:span text:style-name="T4">document.write('Tiene al menos una palabra de 4 caracteres');</text:span></text:p>
      <text:p text:style-name="P20"><text:s text:c="2"/><text:span text:style-name="T4">else</text:span></text:p>
      <text:p text:style-name="P20"><text:s text:c="4"/><text:span text:style-name="T4">document.write('No tiene una palabra de 4 caracteres');</text:span></text:p>
      <text:p text:style-name="P19">&lt;/script&gt;</text:p>
      <text:p text:style-name="P15"/>
      <text:p text:style-name="P13">Validar si un string contiene 4 números de 3 dígitos cada uno separados por coma.</text:p>
      <text:p text:style-name="P13"><text:s/>&lt;script&gt;</text:p>
      <text:p text:style-name="P9"><text:s text:c="2"/>var cadena=prompt('Ingrese 4 números de 3 dígitos separados por coma','');</text:p>
      <text:p text:style-name="P9"><text:s text:c="2"/>var patron=/^\d{3}\,\d{3}\,\d{3}\,\d{3}$/;</text:p>
      <text:p text:style-name="P9"><text:s text:c="2"/>if (patron.test(cadena))</text:p>
      <text:p text:style-name="P9"><text:s text:c="4"/>document.write('correcto');</text:p>
      <text:p text:style-name="P9"><text:s text:c="2"/>else</text:p>
      <text:p text:style-name="P9"><text:s text:c="4"/>document.write('incorrecto');</text:p>
      <text:p text:style-name="P9">&lt;/script&gt;</text:p>
      <text:p text:style-name="P1"/>
      <text:p text:style-name="P1"/>
      <text:p text:style-name="P10"><text:soft-page-break/>.-Expresiones regulares <text:s/>alternancia | <text:s/>(seccion 9 linea 83)</text:p>
      <text:p text:style-name="P15">Validar el ingreso de un típo y nro de factura. Para que sea correcto el primer carácter debe ser a,b o c y el nro debe tener uno o más dígitos.</text:p>
      <text:p text:style-name="P22">&lt;script&gt;</text:p>
      <text:p text:style-name="P20"><text:s text:c="2"/><text:span text:style-name="T4">var factura=prompt('Ingrese tipo y nro de factura:','');</text:span></text:p>
      <text:p text:style-name="P20"><text:s text:c="2"/><text:span text:style-name="T4">var patron=/^[a|b|c]\d+$/;</text:span></text:p>
      <text:p text:style-name="P20"><text:s text:c="2"/><text:span text:style-name="T4">if (patron.test(factura))</text:span></text:p>
      <text:p text:style-name="P20"><text:s text:c="4"/><text:span text:style-name="T4">document.write('Se ingresó un tipo y nro de factura correcta');</text:span></text:p>
      <text:p text:style-name="P20"><text:s text:c="2"/><text:span text:style-name="T4">else</text:span></text:p>
      <text:p text:style-name="P20"><text:s text:c="4"/><text:span text:style-name="T4">document.write('Se ingresó un tipo y nro de factura incorrecta');</text:span></text:p>
      <text:p text:style-name="P19">&lt;/script&gt;</text:p>
      <text:p text:style-name="P15">Validar si una palabra comienza con los caracteres va o ba</text:p>
      <text:p text:style-name="P22">&lt;script&gt;</text:p>
      <text:p text:style-name="P20"><text:s text:c="2"/><text:span text:style-name="T4">var palabra=prompt('Ingrese una palabra que comience con va o ba:','');</text:span></text:p>
      <text:p text:style-name="P20"><text:s text:c="2"/><text:span text:style-name="T4">var patron=/^[va|ba]/;</text:span></text:p>
      <text:p text:style-name="P20"><text:s text:c="2"/><text:span text:style-name="T4">if (patron.test(palabra))</text:span></text:p>
      <text:p text:style-name="P20"><text:s text:c="4"/><text:span text:style-name="T4">document.write('La palabra comienza con va o ba');</text:span></text:p>
      <text:p text:style-name="P20"><text:s text:c="2"/><text:span text:style-name="T4">else</text:span></text:p>
      <text:p text:style-name="P20"><text:s text:c="4"/><text:span text:style-name="T4">document.write('La palabra no comienza con va o ba');</text:span></text:p>
      <text:p text:style-name="P19">&lt;/script&gt;</text:p>
      <text:p text:style-name="P15"/>
      <text:p text:style-name="P1">Confeccionar una expresión regular que valide el ingreso del nombre de un día de la semana y un número de 1 o 2 dígitos.</text:p>
      <text:p text:style-name="P5">&lt;script&gt;</text:p>
      <text:p text:style-name="P9"><text:s text:c="2"/>var dato=prompt('Ingrese nombre del día de la semana y su número:','');</text:p>
      <text:p text:style-name="P9"><text:s text:c="2"/>var patron=/[lunes|martes|miercoles|jueves|viernes|sabado|domingo]\s\d{1,2}$/;</text:p>
      <text:p text:style-name="P9"><text:s text:c="2"/>if (patron.test(dato))</text:p>
      <text:p text:style-name="P9"><text:s text:c="4"/>document.write('correcto');</text:p>
      <text:p text:style-name="P9"><text:s text:c="2"/>else</text:p>
      <text:p text:style-name="P9"><text:s text:c="4"/>document.write('formato incorrecto');</text:p>
      <text:p text:style-name="P9">&lt;/script&gt;</text:p>
      <text:p text:style-name="P1"/>
      <text:p text:style-name="P11">.-Expresiones regulares <text:s/>metacarecter punto (seccion 9 linea 84)</text:p>
      <text:p text:style-name="P11"><text:soft-page-break/></text:p>
      <text:p text:style-name="P11"/>
      <text:p text:style-name="P4">El metacarácter punto hace coincidir con cualquier carácter menos el salto de línea.</text:p>
      <text:p text:style-name="P8">Por ejemplo si queremos validar el ingreso de cualquier cadena de 5 caracteres que comience con a y finalice con a podemos plantear la siguiente expresión regular:</text:p>
      <text:p text:style-name="P9"><text:s text:c="2"/>var patron=/^a...a$/;</text:p>
      <text:p text:style-name="P8">Estamos indicando que la cadena debe comenzar con una letra a luego hemos dispuesto tres metacaracteres punto donde se verifican verdadero cualquiera sea el carácter del string y finalmente indicamos que finaliza con la letra a.</text:p>
      <text:p text:style-name="P8">El programa para probarlo es:</text:p>
      <text:p text:style-name="P9">&lt;!DOCTYPE html&gt;</text:p>
      <text:p text:style-name="P9">&lt;html&gt;</text:p>
      <text:p text:style-name="P9">&lt;head&gt;</text:p>
      <text:p text:style-name="P9"><text:s text:c="2"/>&lt;title&gt;Ejemplo de JavaScript&lt;/title&gt;</text:p>
      <text:p text:style-name="P9"><text:s text:c="2"/>&lt;meta charset="UTF-8"&gt;</text:p>
      <text:p text:style-name="P9">&lt;/head&gt;</text:p>
      <text:p text:style-name="P9">&lt;body&gt;</text:p>
      <text:p text:style-name="P9"/>
      <text:p text:style-name="P9">&lt;script&gt;</text:p>
      <text:p text:style-name="P9"><text:s text:c="2"/>var cadena=prompt('Ingrese una cadena de cinco caracteres que comience y finalice con a','');</text:p>
      <text:p text:style-name="P9"><text:s text:c="2"/>var patron=/^a...a$/;</text:p>
      <text:p text:style-name="P9"><text:s text:c="2"/>if (patron.test(cadena))</text:p>
      <text:p text:style-name="P9"><text:s text:c="4"/>document.write('cadena correcta');</text:p>
      <text:p text:style-name="P9"><text:s text:c="2"/>else</text:p>
      <text:p text:style-name="P9"><text:s text:c="4"/>document.write('cadena incorrecta');</text:p>
      <text:p text:style-name="P9">&lt;/script&gt;</text:p>
      <text:p text:style-name="P9"><text:s text:c="2"/></text:p>
      <text:p text:style-name="P9">&lt;/body&gt;</text:p>
      <text:p text:style-name="P9">&lt;/html&gt;</text:p>
      <text:p text:style-name="P8">Podemos utilizar un cuantificador para no repetir tres veces el metacarácter punto:</text:p>
      <text:p text:style-name="P9"><text:s text:c="2"/>var patron=/^a.{3}a$/;</text:p>
      <text:p text:style-name="P8">Es importante recordar que siempre que necesitemos utilizar alguno de los metacaracteres como dato a buscar es necesario escaparlo con la barra invertida, por ejemplo si queremos verificar si un número tiene el formato 999.99:</text:p>
      <text:p text:style-name="P9">&lt;!DOCTYPE html&gt;</text:p>
      <text:p text:style-name="P9">&lt;html&gt;</text:p>
      <text:p text:style-name="P9">&lt;head&gt;</text:p>
      <text:p text:style-name="P9"><text:s text:c="2"/>&lt;title&gt;Ejemplo de JavaScript&lt;/title&gt;</text:p>
      <text:p text:style-name="P9"><text:s text:c="2"/>&lt;meta charset="UTF-8"&gt;</text:p>
      <text:p text:style-name="P9"><text:soft-page-break/>&lt;/head&gt;</text:p>
      <text:p text:style-name="P9">&lt;body&gt;</text:p>
      <text:p text:style-name="P9"/>
      <text:p text:style-name="P9">&lt;script&gt;</text:p>
      <text:p text:style-name="P9"><text:s text:c="2"/>var nro=prompt('Ingrese un número con el formato 999.99','');</text:p>
      <text:p text:style-name="P9"><text:s text:c="2"/>var patron=/^\d{3}\.\d{2}$/;</text:p>
      <text:p text:style-name="P9"><text:s text:c="2"/>if (patron.test(nro))</text:p>
      <text:p text:style-name="P9"><text:s text:c="4"/>document.write('nro correcto');</text:p>
      <text:p text:style-name="P9"><text:s text:c="2"/>else</text:p>
      <text:p text:style-name="P9"><text:s text:c="4"/>document.write('nro incorrecto');</text:p>
      <text:p text:style-name="P9">&lt;/script&gt;</text:p>
      <text:p text:style-name="P9"><text:s text:c="2"/></text:p>
      <text:p text:style-name="P9">&lt;/body&gt;</text:p>
      <text:p text:style-name="P9">&lt;/html&gt;</text:p>
      <text:p text:style-name="P8">Es fundamental escapar el carácter punto \.</text:p>
      <text:p text:style-name="P8">Esta expresión la podemos leer: debe comenzar con 3 dígitos obligatoriamente, luego un punto y finalmente dos dígitos.</text:p>
      <text:p text:style-name="P2"/>
      <text:p text:style-name="P11">.-Expresiones regulares: <text:s/>agrupación en subpatrones ()<text:tab/> (seccion 9 linea 85) <text:s text:c="3"/></text:p>
      <text:p text:style-name="P16">Elaborar una expresión regular que permita validar si se ingresó correctamente un valor entero o real y que eventualmente lleve el caracter + o - al principio. Validar que si se ingresa la coma debe ingresarse la parte real</text:p>
      <text:p text:style-name="P23">&lt;script&gt;</text:p>
      <text:p text:style-name="P20"><text:s text:c="2"/><text:span text:style-name="T4">var nro=prompt('ingrese un número entero o real:','');</text:span></text:p>
      <text:p text:style-name="P20"><text:s text:c="2"/><text:span text:style-name="T4">var patron=/^[+-]?\d+(\,\d+)?$/;</text:span></text:p>
      <text:p text:style-name="P20"><text:s text:c="2"/><text:span text:style-name="T4">if (patron.test(nro))</text:span></text:p>
      <text:p text:style-name="P20"><text:s text:c="4"/><text:span text:style-name="T4">alert('Correcto');</text:span></text:p>
      <text:p text:style-name="P20"><text:s text:c="2"/><text:span text:style-name="T4">else</text:span></text:p>
      <text:p text:style-name="P20"><text:s text:c="4"/><text:span text:style-name="T4">alert('Incorrecto');</text:span></text:p>
      <text:p text:style-name="P19">&lt;/script&gt;</text:p>
      <text:p text:style-name="P16"/>
      <text:p text:style-name="P2">Validar el ingreso de una hora con el formato hh:mm:ss o hh:mm</text:p>
      <text:p text:style-name="P6"><text:soft-page-break/>&lt;script&gt;</text:p>
      <text:p text:style-name="P9"><text:s text:c="2"/>var hora=prompt('ingrese una hora con el formato hh:mm:ss','');</text:p>
      <text:p text:style-name="P9"><text:s text:c="2"/>var patron=/^(0[1-9]|1\d|2[0-3]):([0-5]\d)(:([0-5]\d))?$/;</text:p>
      <text:p text:style-name="P9"><text:s text:c="2"/>if (patron.test(hora))</text:p>
      <text:p text:style-name="P9"><text:s text:c="4"/>alert('Correcto');</text:p>
      <text:p text:style-name="P9"><text:s text:c="2"/>else</text:p>
      <text:p text:style-name="P9"><text:s text:c="4"/>alert('Incorrecto');</text:p>
      <text:p text:style-name="P9">&lt;/script&gt;</text:p>
      <text:p text:style-name="P2"/>
      <text:p text:style-name="P11">.-Expresiones regulares: <text:s/>métodos test y exec del objeto RegExp(seccion 9 linea 86) <text:s text:c="3"/></text:p>
      <text:p text:style-name="P4">Hasta ahora siempre hemos empleado el método test que retorna un valor true si el string cumple el patrón propuesto o false en caso contrario.</text:p>
      <text:p text:style-name="P8">La clase RegExp cuenta con otro método llamado exec que retorna un vector con más datos en caso que el string cumpla el patrón propuesto o null si no cumple el patrón.</text:p>
      <text:p text:style-name="P8">Veamos con un problema que datos extras retorna este vector.</text:p>
      <text:p text:style-name="P8"><text:line-break/></text:p>
      <text:p text:style-name="P9">&lt;!DOCTYPE html&gt;</text:p>
      <text:p text:style-name="P9">&lt;html&gt;</text:p>
      <text:p text:style-name="P9">&lt;head&gt;</text:p>
      <text:p text:style-name="P9"><text:s text:c="2"/>&lt;title&gt;Ejemplo de JavaScript&lt;/title&gt;</text:p>
      <text:p text:style-name="P9"><text:s text:c="2"/>&lt;meta charset="UTF-8"&gt;</text:p>
      <text:p text:style-name="P9">&lt;/head&gt;</text:p>
      <text:p text:style-name="P9">&lt;body&gt;</text:p>
      <text:p text:style-name="P9"/>
      <text:p text:style-name="P9">&lt;script&gt;</text:p>
      <text:p text:style-name="P9"><text:s text:c="2"/>var oracion='saliendo de la casa que esta en la montaña';</text:p>
      <text:p text:style-name="P9"><text:s text:c="2"/>var patron1=/la/;</text:p>
      <text:p text:style-name="P9"><text:s text:c="2"/>var vector1=patron1.exec(oracion);</text:p>
      <text:p text:style-name="P9"><text:s text:c="2"/>document.write(vector1.index);</text:p>
      <text:p text:style-name="P9"><text:s text:c="2"/>document.write('&lt;br&gt;');</text:p>
      <text:p text:style-name="P9"><text:s text:c="2"/>document.write(vector1.input);</text:p>
      <text:p text:style-name="P9"><text:s text:c="2"/>document.write('&lt;br&gt;');</text:p>
      <text:p text:style-name="P9"><text:s text:c="2"/>var patron2=/lax/;</text:p>
      <text:p text:style-name="P9"><text:s text:c="2"/>var vector2=patron2.exec(oracion);</text:p>
      <text:p text:style-name="P9"><text:s text:c="2"/>document.write(vector2);</text:p>
      <text:p text:style-name="P9">&lt;/script&gt;</text:p>
      <text:p text:style-name="P9"><text:s text:c="2"/></text:p>
      <text:p text:style-name="P9"><text:soft-page-break/>&lt;/body&gt;</text:p>
      <text:p text:style-name="P9">&lt;/html&gt;</text:p>
      <text:p text:style-name="P8">Hemos definido en la variable oracion el valor : 'saliendo de la casa que esta en la montaña'. El primer patrón de búsqueda es verificar si contiene los caracteres 'la' la oración:</text:p>
      <text:p text:style-name="P9"><text:s text:c="2"/>var oracion='saliendo de la casa que esta en la montaña';</text:p>
      <text:p text:style-name="P9"><text:s text:c="2"/>var patron1=/la/;</text:p>
      <text:p text:style-name="P9"><text:s text:c="2"/>var vector1=patron1.exec(oracion);</text:p>
      <text:p text:style-name="P8">El método exec retornará un valor distinto a null (tener en cuenta que retorna un vector) ya que la palabra 'la' está contenida en la oración.</text:p>
      <text:p text:style-name="P8">El vector devuelto por el método exec tiene dos propiedades llamadas index e input:</text:p>
      <text:p text:style-name="P8">La propiedad index almacena la posición dentro del string donde se cumple el patrón, en nuestro ejemplo retorna un 12 que es la posición donde se encuentra la l:</text:p>
      <text:p text:style-name="P9">saliendo de <text:span text:style-name="Strong_20_Emphasis">la</text:span> casa que esta en la montaña</text:p>
      <text:p text:style-name="P8">La propiedad input almacena la cadena que se está analizando.</text:p>
      <text:p text:style-name="P8">La segundo parte del problema define un segundo patrón:</text:p>
      <text:p text:style-name="P9"><text:s text:c="2"/>var patron2=/lax/;</text:p>
      <text:p text:style-name="P9"><text:s text:c="2"/>var vector2=patron2.exec(oracion);</text:p>
      <text:p text:style-name="P8">Como no se encuentra en el string la cadena 'lax' el método exec retorna un valor null, es decir no retorna un vector.</text:p>
      <text:p text:style-name="P2"/>
      <text:p text:style-name="P11">.-Expresiones regulares: <text:s/>modificadores i (insensitive) g (global) m (multiline)(seccion 9 linea 87) <text:s text:c="3"/></text:p>
      <text:p text:style-name="P4">El objeto RegExp se le puede aplicar tres modificadores que actúan sobre el patrón completo.</text:p>
      <text:p text:style-name="P9">i: especifica que la búsqueda se realiza sin </text:p>
      <text:p text:style-name="P9"><text:s text:c="3"/>diferenciar entre mayúsculas y minúsculas.</text:p>
      <text:p text:style-name="P9">g: indica que los caracteres a buscar pueden </text:p>
      <text:p text:style-name="P9"><text:s text:c="3"/>ser encontrados varias veces en la cadena </text:p>
      <text:p text:style-name="P9"><text:s text:c="3"/>de caracteres.</text:p>
      <text:p text:style-name="P9">m: el modificador m realiza coincidencia de</text:p>
      <text:p text:style-name="P9"><text:s text:c="3"/>patrones en el modo multilínea. En este modo, </text:p>
      <text:p text:style-name="P9"><text:s text:c="3"/>si la cadena a buscar contiene varias líneas, </text:p>
      <text:p text:style-name="P9"><text:s text:c="3"/>el metacaracter ^ y $ deben coincidir con el</text:p>
      <text:p text:style-name="P9"><text:s text:c="3"/>inicio y final de una línea, además de que </text:p>
      <text:p text:style-name="P9"><text:s text:c="3"/>coincida con el comienzo y el final de una cadena.</text:p>
      <text:p text:style-name="P8">Estos modificadores pueden aplicarse en forma independiente o conjunta a una expresión regular.</text:p>
      <text:p text:style-name="P8">Veamos un ejemplo del modificador i sobre una expresión regular:</text:p>
      <text:p text:style-name="P9"/>
      <text:p text:style-name="P9"><text:soft-page-break/></text:p>
      <text:p text:style-name="P9"><text:s text:c="2"/></text:p>
      <text:p text:style-name="P9"><text:s text:c="2"/></text:p>
      <text:p text:style-name="P9"/>
      <text:p text:style-name="P9"/>
      <text:p text:style-name="P9"/>
      <text:p text:style-name="P9">La palabra Administracion contiene la cadena adm sin tener en cuenta mayúsculas/minúsculas</text:p>
      <text:p text:style-name="P9"><text:s text:c="2"/></text:p>
      <text:p text:style-name="P9"/>
      <text:p text:style-name="P9"/>
      <text:p text:style-name="P8">Los modificadores se ubican luego de la segundo barra donde declaramos la expresión regular:</text:p>
      <text:p text:style-name="P9"><text:s text:c="2"/>var patron=/adm/i;</text:p>
      <text:p text:style-name="P8">Ahora veamos un problema donde activamos dos modificadores:</text:p>
      <text:p text:style-name="P9">&lt;!DOCTYPE html&gt;</text:p>
      <text:p text:style-name="P9">&lt;html&gt;</text:p>
      <text:p text:style-name="P9">&lt;head&gt;</text:p>
      <text:p text:style-name="P9"><text:s text:c="2"/>&lt;title&gt;Ejemplo de JavaScript&lt;/title&gt;</text:p>
      <text:p text:style-name="P9"><text:s text:c="2"/>&lt;meta charset="UTF-8"&gt;</text:p>
      <text:p text:style-name="P9">&lt;/head&gt;</text:p>
      <text:p text:style-name="P9">&lt;body&gt;</text:p>
      <text:p text:style-name="P9"/>
      <text:p text:style-name="P9">&lt;script&gt;</text:p>
      <text:p text:style-name="P9"><text:s text:c="2"/>var oracion='El auto tiene el mejor motor que elegimos';</text:p>
      <text:p text:style-name="P9"><text:s text:c="2"/>var patron=/el/gi;</text:p>
      <text:p text:style-name="P9"><text:s text:c="2"/>var vec=patron.exec(oracion);</text:p>
      <text:p text:style-name="P9"><text:s text:c="2"/>document.write(vec.index); <text:s/>//0</text:p>
      <text:p text:style-name="P9"><text:s text:c="2"/>document.write('&lt;br&gt;');</text:p>
      <text:p text:style-name="P9"><text:s text:c="2"/>vec=patron.exec(oracion);</text:p>
      <text:p text:style-name="P9"><text:s text:c="2"/>document.write(vec.index); <text:s/>//14</text:p>
      <text:p text:style-name="P9"><text:s text:c="2"/>document.write('&lt;br&gt;');</text:p>
      <text:p text:style-name="P9"><text:s text:c="2"/>vec=patron.exec(oracion);</text:p>
      <text:p text:style-name="P9"><text:s text:c="2"/>document.write(vec.index); <text:s/>//33</text:p>
      <text:p text:style-name="P9"><text:s text:c="2"/>document.write('&lt;br&gt;');</text:p>
      <text:p text:style-name="P9"><text:s text:c="2"/>vec=patron.exec(oracion); <text:s/></text:p>
      <text:p text:style-name="P9"><text:s text:c="2"/>document.write(vec); <text:s/>//null</text:p>
      <text:p text:style-name="P9">&lt;/script&gt;</text:p>
      <text:p text:style-name="P9"><text:s text:c="2"/></text:p>
      <text:p text:style-name="P9">&lt;/body&gt;</text:p>
      <text:p text:style-name="P9">&lt;/html&gt;</text:p>
      <text:p text:style-name="P8">Hemos definido el patron los modificadores g (global) e i (insensitive):</text:p>
      <text:p text:style-name="P9"><text:s text:c="2"/>var patron=/el/gi;</text:p>
      <text:p text:style-name="P8">Estamos buscando el patrón 'el' dentro de la oración 'El auto tiene el mejor motor que elegimos'. Como vemos la cadena 'el' se repite tres veces en la oración sin tener en cuenta mayúsculas y minúsculas:</text:p>
      <text:p text:style-name="P9"><text:span text:style-name="Strong_20_Emphasis">El</text:span> auto tiene <text:span text:style-name="Strong_20_Emphasis">el</text:span> mejor motor que <text:span text:style-name="Strong_20_Emphasis">el</text:span>egimos</text:p>
      <text:p text:style-name="P8">Utilizamos el método exec ya que el método test solo tiene en cuenta la primera ocurrencia.</text:p>
      <text:p text:style-name="P8"><text:soft-page-break/>Para que tenga sentido la llamada de sucesivas veces del método exec debemos activar el modificador g (global)</text:p>
      <text:p text:style-name="P8">Si no activamos el modificador global cada vez que llamamos al método exec la búsqueda comienza desde el principio.</text:p>
      <text:p text:style-name="P2"/>
      <text:p text:style-name="P11">.-Expresiones regulares: <text:s/>métodos search, replace, split, match del objeto String.<text:tab/> (seccion 9 linea 88).</text:p>
      <text:p text:style-name="P4">El objeto String tiene métodos que reciben como parámetro una expresión regular.</text:p>
      <text:p text:style-name="P8">El primer método es el <text:span text:style-name="Strong_20_Emphasis">search</text:span>. Este método busca la primer ocurrencia del string según la expresión que le hemos pasado como parámetro. Devuelve un entero indicando la posición donde comienza la cadena encontrada o un -1 si no encuentra el patrón en el string.</text:p>
      <text:p text:style-name="P9">&lt;!DOCTYPE html&gt;</text:p>
      <text:p text:style-name="P9">&lt;html&gt;</text:p>
      <text:p text:style-name="P9">&lt;head&gt;</text:p>
      <text:p text:style-name="P9"><text:s text:c="2"/>&lt;title&gt;Ejemplo de JavaScript&lt;/title&gt;</text:p>
      <text:p text:style-name="P9"><text:s text:c="2"/>&lt;meta charset="UTF-8"&gt;</text:p>
      <text:p text:style-name="P9">&lt;/head&gt;</text:p>
      <text:p text:style-name="P9">&lt;body&gt;</text:p>
      <text:p text:style-name="P9"/>
      <text:p text:style-name="P9">&lt;script&gt;</text:p>
      <text:p text:style-name="P9"><text:s text:c="2"/>var oracion='La noche está muy oscura y estrellada.';</text:p>
      <text:p text:style-name="P9"><text:s text:c="2"/>if (oracion.search(/estrella/)!=-1)</text:p>
      <text:p text:style-name="P9"><text:s text:c="4"/>alert('el string estrella está contenido en la variable oracion');</text:p>
      <text:p text:style-name="P9">&lt;/script&gt;</text:p>
      <text:p text:style-name="P9"><text:s text:c="2"/></text:p>
      <text:p text:style-name="P9">&lt;/body&gt;</text:p>
      <text:p text:style-name="P9">&lt;/html&gt;</text:p>
      <text:p text:style-name="P8">Hemos dispuesto un if para controlar si el string 'estrella' está contenido en la variable oración:</text:p>
      <text:p text:style-name="P9"><text:s text:c="2"/>if (oracion.search(/estrella/)!=-1)</text:p>
      <text:p text:style-name="P9"><text:s text:c="4"/>alert('el string estrella está contenido en la variable oracion');</text:p>
      <text:p text:style-name="P8">Por supuesto que podemos emplear expresiones regulares tan complejas como necesitemos utilizando distintos metacaracteres y modificadores.</text:p>
      <text:p text:style-name="P8">El segundo método del objeto String que veremos es el <text:span text:style-name="Strong_20_Emphasis">replace</text:span>.</text:p>
      <text:p text:style-name="P8">El método replace realiza una búsqueda y reemplazo. Se toma una expresión regular como primer parámetro y un string de reemplazo como su segundo argumento. Si la expresión regular tiene la bandera g, el método replace sustituye todas las coincidencias en la cadena de reemplazo, en caso contrario, se reemplaza sólo la primera coincidencia que encuentre.</text:p>
      <text:p text:style-name="P9"><text:soft-page-break/>&lt;!DOCTYPE html&gt;</text:p>
      <text:p text:style-name="P9">&lt;html&gt;</text:p>
      <text:p text:style-name="P9">&lt;head&gt;</text:p>
      <text:p text:style-name="P9"><text:s text:c="2"/>&lt;title&gt;Ejemplo de JavaScript&lt;/title&gt;</text:p>
      <text:p text:style-name="P9"><text:s text:c="2"/>&lt;meta charset="UTF-8"&gt;</text:p>
      <text:p text:style-name="P9">&lt;/head&gt;</text:p>
      <text:p text:style-name="P9">&lt;body&gt;</text:p>
      <text:p text:style-name="P9"/>
      <text:p text:style-name="P9">&lt;script&gt;</text:p>
      <text:p text:style-name="P9"><text:s text:c="2"/>var oracion='uno dos tres uno dos tres uno dos tres';</text:p>
      <text:p text:style-name="P9"><text:s text:c="2"/>var cadena=oracion.replace(/uno/g,'1');</text:p>
      <text:p text:style-name="P9"><text:s text:c="2"/>alert(cadena); //1 dos tres 1 dos tres 1 dos tres</text:p>
      <text:p text:style-name="P9">&lt;/script&gt;</text:p>
      <text:p text:style-name="P9"><text:s text:c="2"/></text:p>
      <text:p text:style-name="P9">&lt;/body&gt;</text:p>
      <text:p text:style-name="P9">&lt;/html&gt;</text:p>
      <text:p text:style-name="P8">En este problema queremos obtener otro String sustituyendo todas las cadenas 'uno' por el caracter '1'. Para hacer que se sustituyan todas las ocurrencias debemos emplear el modificador g:</text:p>
      <text:p text:style-name="P9"><text:s text:c="2"/>var cadena=oracion.replace(/uno/g,'1');</text:p>
      <text:p text:style-name="P8">Es importante tener en cuenta que la variable que llama al método replace no se modifica, sino que retorna otro String con el resultado.</text:p>
      <text:p text:style-name="P8">El tercer método es el <text:span text:style-name="Strong_20_Emphasis">split</text:span> que tiene por objetivo subdividir un string y retornar un vector con dichas partes. Para la división toma en cuenta la expresión regular pasada como parámetro.</text:p>
      <text:p text:style-name="P9">&lt;!DOCTYPE html&gt;</text:p>
      <text:p text:style-name="P9">&lt;html&gt;</text:p>
      <text:p text:style-name="P9">&lt;head&gt;</text:p>
      <text:p text:style-name="P9"><text:s text:c="2"/>&lt;title&gt;Ejemplo de JavaScript&lt;/title&gt;</text:p>
      <text:p text:style-name="P9"><text:s text:c="2"/>&lt;meta charset="UTF-8"&gt;</text:p>
      <text:p text:style-name="P9">&lt;/head&gt;</text:p>
      <text:p text:style-name="P9">&lt;body&gt;</text:p>
      <text:p text:style-name="P9"/>
      <text:p text:style-name="P9">&lt;script&gt;</text:p>
      <text:p text:style-name="P9"><text:s text:c="2"/>var cadena='(2,3)-(4,4)-(9,3)';</text:p>
      <text:p text:style-name="P9"><text:s text:c="2"/>var vec=cadena.split(/-/);</text:p>
      <text:p text:style-name="P9"><text:s text:c="2"/>for(var x=0;x&lt;vec.length;x++)</text:p>
      <text:p text:style-name="P9"><text:s text:c="2"/>{</text:p>
      <text:p text:style-name="P9"><text:s text:c="4"/>document.write(vec[x]+'&lt;br&gt;');</text:p>
      <text:p text:style-name="P9"><text:s text:c="2"/>}</text:p>
      <text:p text:style-name="P9">&lt;/script&gt;</text:p>
      <text:p text:style-name="P9"><text:s text:c="2"/></text:p>
      <text:p text:style-name="P9">&lt;/body&gt;</text:p>
      <text:p text:style-name="P9">&lt;/html&gt;</text:p>
      <text:p text:style-name="P8">El vector vec almacena los valores: (2,3) (4,4) y (9,3), ya que la expresión regular indicada define el caracter - como patrón de corte.</text:p>
      <text:p text:style-name="P8"><text:soft-page-break/>El último método a analizar del objeto String es el <text:span text:style-name="Strong_20_Emphasis">match</text:span>. Tiene como parámetro una expresión regular y retorna un vector con todos los string que cumplen el patrón especificado (siempre y cuando hallamos activado la bandera 'g' (global))</text:p>
      <text:p text:style-name="P8"><text:span text:style-name="Strong_20_Emphasis">Problema</text:span> </text:p>
      <text:p text:style-name="P8">Se tiene un string donde tenemos almacenados los nombres de personas seguido de sus edades. Generar un vector solo con las edades de todas las personas.</text:p>
      <text:p text:style-name="P9">&lt;!DOCTYPE html&gt;</text:p>
      <text:p text:style-name="P9">&lt;html&gt;</text:p>
      <text:p text:style-name="P9">&lt;head&gt;</text:p>
      <text:p text:style-name="P9"><text:s text:c="2"/>&lt;title&gt;Ejemplo de JavaScript&lt;/title&gt;</text:p>
      <text:p text:style-name="P9"><text:s text:c="2"/>&lt;meta charset="UTF-8"&gt;</text:p>
      <text:p text:style-name="P9">&lt;/head&gt;</text:p>
      <text:p text:style-name="P9">&lt;body&gt;</text:p>
      <text:p text:style-name="P9"/>
      <text:p text:style-name="P9">&lt;script&gt;</text:p>
      <text:p text:style-name="P9"><text:s text:c="2"/>var cadena='juan 10 luis 43 pedro 21 carlos 33';</text:p>
      <text:p text:style-name="P9"><text:s text:c="2"/>var vec=cadena.match(/\d+/g);</text:p>
      <text:p text:style-name="P9"><text:s text:c="2"/>for(var x=0;x&lt;vec.length;x++)</text:p>
      <text:p text:style-name="P9"><text:s text:c="2"/>{</text:p>
      <text:p text:style-name="P9"><text:s text:c="4"/>document.write(vec[x]+'&lt;br&gt;');</text:p>
      <text:p text:style-name="P9"><text:s text:c="2"/>}</text:p>
      <text:p text:style-name="P9">&lt;/script&gt;</text:p>
      <text:p text:style-name="P9"><text:s text:c="2"/></text:p>
      <text:p text:style-name="P9">&lt;/body&gt;</text:p>
      <text:p text:style-name="P9">&lt;/html&gt;</text:p>
      <text:p text:style-name="P2"/>
      <text:p text:style-name="P11"><text:s/>(seccion 9 linea <text:span text:style-name="T2">90</text:span>)-ES6 - Plantillas de cadenas de caracteres</text:p>
      <text:p text:style-name="P17">leer documento.</text:p>
      <text:p text:style-name="P3">template literals</text:p>
      <text:p text:style-name="P3">Confeccionar una función que retorne una cadena con el día, mes y año actual. Utilizar una plantilla de cadena de caracteres para generarla. </text:p>
      <text:p text:style-name="P7">&lt;script&gt;</text:p>
      <text:p text:style-name="P9"><text:s text:c="2"/>function retornarFecha() {</text:p>
      <text:p text:style-name="P9"><text:s text:c="4"/>const fecha=new Date();</text:p>
      <text:p text:style-name="P9"><text:s text:c="4"/>return `${fecha.getDate()}\\${fecha.getMonth()+1}\\${fecha.getFullYear()}`;</text:p>
      <text:p text:style-name="P9"><text:soft-page-break/><text:s text:c="2"/>}</text:p>
      <text:p text:style-name="P9"/>
      <text:p text:style-name="P9"><text:s text:c="2"/>document.write(`Fecha:${retornarFecha()}`)</text:p>
      <text:p text:style-name="P9">&lt;/script&gt;</text:p>
      <text:p text:style-name="P3"/>
      <text:p text:style-name="P6">&lt;script&gt;</text:p>
      <text:p text:style-name="P9"><text:s text:c="2"/>const valor1=parseInt(prompt('Ingrese primer valor:'));</text:p>
      <text:p text:style-name="P9"><text:s text:c="2"/>const valor2=parseInt(prompt('Ingrese segundo valor:'));</text:p>
      <text:p text:style-name="P9"><text:s text:c="2"/>document.write(`La suma de ${valor1} y ${valor2} es ${valor1+valor2}`);</text:p>
      <text:p text:style-name="P9">&lt;/script&gt;</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21:11:13.271789046</meta:creation-date>
    <dc:date>2018-06-15T16:58:16.846920160</dc:date>
    <meta:editing-duration>PT12M7S</meta:editing-duration>
    <meta:editing-cycles>3</meta:editing-cycles>
    <meta:generator>LibreOffice/5.1.6.2$Linux_X86_64 LibreOffice_project/10m0$Build-2</meta:generator>
    <meta:document-statistic meta:table-count="0" meta:image-count="0" meta:object-count="0" meta:page-count="12" meta:paragraph-count="343" meta:word-count="1927" meta:character-count="14351" meta:non-whitespace-character-count="12291"/>
  </office:meta>
</office:document-meta>
</file>